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400000370438E4E8DE7FF3232.png" manifest:media-type="image/png"/>
  <manifest:file-entry manifest:full-path="Pictures/10000201000003EB0000015435824588C55FE94C.png" manifest:media-type="image/png"/>
  <manifest:file-entry manifest:full-path="Pictures/10000201000003E1000001660B35FDD2900EE8BE.png" manifest:media-type="image/png"/>
  <manifest:file-entry manifest:full-path="Pictures/10000201000003D8000002669C46DF8DBD74E2AF.png" manifest:media-type="image/png"/>
  <manifest:file-entry manifest:full-path="Pictures/1000020100000230000000C53E6B0C0C7723B2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2" text:anchor-type="paragraph" svg:width="17cm" svg:height="10.608cm" draw:z-index="1"><draw:image xlink:href="Pictures/10000201000003D8000002669C46DF8DBD74E2AF.png" xlink:type="simple" xlink:show="embed" xlink:actuate="onLoad" loext:mime-type="image/x-vclgraphic"/></draw:frame><draw:frame draw:style-name="fr1" draw:name="Image1" text:anchor-type="paragraph" svg:x="0.035cm" svg:y="10.933cm" svg:width="14.813cm" svg:height="5.211cm" draw:z-index="0"><draw:image xlink:href="Pictures/1000020100000230000000C53E6B0C0C7723B284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17cm" svg:height="6.128cm" draw:z-index="2"><draw:image xlink:href="Pictures/10000201000003E1000001660B35FDD2900EE8B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17cm" svg:height="5.761cm" draw:z-index="3"><draw:image xlink:href="Pictures/10000201000003EB0000015435824588C55FE94C.png" xlink:type="simple" xlink:show="embed" xlink:actuate="onLoad" loext:mime-type="image/x-vclgraphic"/></draw:frame><text:soft-page-break/></text:p>
      <text:p text:style-name="Standard"/>
      <text:p text:style-name="Standard"><draw:frame draw:style-name="fr2" draw:name="Image5" text:anchor-type="paragraph" svg:width="17cm" svg:height="15.02cm" draw:z-index="4"><draw:image xlink:href="Pictures/10000201000003E400000370438E4E8DE7FF323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8:11:55.511026749</meta:creation-date>
    <dc:date>2020-05-31T00:25:23.223759760</dc:date>
    <meta:editing-duration>PT5H42M57S</meta:editing-duration>
    <meta:editing-cycles>1</meta:editing-cycles>
    <meta:document-statistic meta:table-count="0" meta:image-count="5" meta:object-count="0" meta:page-count="4" meta:paragraph-count="0" meta:word-count="0" meta:character-count="0" meta:non-whitespace-character-count="0"/>
    <meta:generator>LibreOffice/6.0.7.3$Linux_X86_64 LibreOffice_project/00m0$Build-3</meta:generator>
  </office:meta>
</office:document-meta>
</file>